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CEB000009B0F45FCF2FCEC23D81.png" manifest:media-type="image/png"/>
  <manifest:file-entry manifest:full-path="Pictures/1000020100000CEB000009B000C1FCB2F58C8876.png" manifest:media-type="image/png"/>
  <manifest:file-entry manifest:full-path="Pictures/1000020100000CEB000009B0D2F9445EEB7C7F6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hyphenate="false" loext:hyphenation-no-caps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- " style:num-format="1">
        <style:list-level-properties text:min-label-width="2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3.473cm" svg:x="0.6cm" svg:y="9.127cm" presentation:class="title" presentation:user-transformed="true">
          <draw:text-box>
            <text:p>Introducción a las<text:line-break/>Metodologías Ágil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Metodologías Ági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s uno de los desarrollos más importantes en dos décadas de ingeniería de software</text:p>
              </text:list-item>
              <text:list-item>
                <text:p>Buscamos la calidad y productividad del software y no el uso de un método u otro</text:p>
              </text:list-item>
              <text:list-item>
                <text:p>Expondremos lo bueno, lo exagerado y lo feo de cada uno de ello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 presentation:user-transformed="true">
          <draw:text-box>
            <text:p>Partes del Curs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2">El manifiesto ágil y el contexto de los métodos ágiles</text:p>
              </text:list-item>
              <text:list-item>
                <text:p text:style-name="P2">Los principios ágiles</text:p>
                <text:list>
                  <text:list-item>
                    <text:p text:style-name="P2">¿Qué ideas metodológicas clave subyacen en el movimiento ágil?</text:p>
                  </text:list-item>
                </text:list>
              </text:list-item>
              <text:list-item>
                <text:p text:style-name="P2">Los roles ágiles.</text:p>
                <text:list>
                  <text:list-item>
                    <text:p text:style-name="P2">¿Cómo define ágil los trabajos y tareas de software tradicionales, en particular, el rol del administrador?</text:p>
                  </text:list-item>
                </text:list>
              </text:list-item>
              <text:list-item>
                <text:p text:style-name="P2">Prácticas ágiles</text:p>
                <text:list>
                  <text:list-item>
                    <text:p text:style-name="P2">¿Cuáles son las técnicas concretas que utilizan los equipos de tipo ágil para aplicar los métodos?</text:p>
                  </text:list-item>
                </text:list>
              </text:list-item>
              <text:list-item>
                <text:p text:style-name="P2">Los artefactos ágiles.</text:p>
                <text:list>
                  <text:list-item>
                    <text:p text:style-name="P2">¿Qué herramientas prácticas son esenciales para el trabajo de los desarrolladores ágiles?</text:p>
                  </text:list-item>
                </text:list>
              </text:list-item>
              <text:list-item>
                <text:p text:style-name="P2">Una evaluación ágil.</text:p>
                <text:list>
                  <text:list-item>
                    <text:p text:style-name="P2">Entre las ideas ágiles, ¿cuáles son esencialmente exageradas e inútiles? ¿Cuáles son realmente dañinos? ¿Y cuáles realmente ayudarán a producir software mejo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7T11:53:53.537906232</meta:creation-date>
    <meta:editing-duration>PT12M11S</meta:editing-duration>
    <meta:editing-cycles>3</meta:editing-cycles>
    <meta:generator>LibreOffice/6.4.1.2$Linux_X86_64 LibreOffice_project/40$Build-2</meta:generator>
    <dc:title>Portfolio</dc:title>
    <dc:date>2020-03-17T12:22:01.882437330</dc:date>
    <meta:document-statistic meta:object-count="52"/>
  </office:meta>
</office:document-meta>
</file>